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0000001B1074E47032A8C915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2874in" draw:z-index="0"><draw:image xlink:href="Pictures/1000000000000390000001B1074E47032A8C91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4T21:55:21.906000000</dc:date>
    <meta:editing-duration>PT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